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fo:font-weight="bold" style:font-weight-asian="bold" style:font-weight-complex="bold"/>
    </style:style>
    <style:style style:name="P2" style:family="paragraph" style:parent-style-name="Standard">
      <style:text-properties fo:color="#000000" fo:font-weight="normal" style:font-weight-asian="normal" style:font-weight-complex="normal"/>
    </style:style>
    <style:style style:name="P3" style:family="paragraph" style:parent-style-name="Standard">
      <style:text-properties fo:color="#000000" fo:font-weight="bold" style:font-weight-asian="bold" style:font-weight-complex="bold"/>
    </style:style>
    <style:style style:name="P4" style:family="paragraph" style:parent-style-name="Preformatted_20_Text">
      <style:text-properties fo:font-weight="bold" officeooo:paragraph-rsid="0020062e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color="#000000" fo:font-weight="normal" style:font-weight-asian="normal" style:font-weight-complex="normal"/>
    </style:style>
    <style:style style:name="P7" style:family="paragraph" style:parent-style-name="Standard">
      <style:text-properties fo:color="#000000" fo:font-weight="normal" officeooo:rsid="0020062e" officeooo:paragraph-rsid="0020062e" fo:background-color="transparent" style:font-weight-asian="normal" style:font-weight-complex="normal"/>
    </style:style>
    <style:style style:name="P8" style:family="paragraph" style:parent-style-name="Standard">
      <style:text-properties fo:color="#000000" fo:font-weight="bold" officeooo:rsid="0020062e" officeooo:paragraph-rsid="0020062e" fo:background-color="transparent" style:font-weight-asian="bold" style:font-weight-complex="bold"/>
    </style:style>
    <style:style style:name="P9" style:family="paragraph" style:parent-style-name="Standard">
      <style:text-properties fo:color="#c9211e" fo:font-weight="bold" style:font-weight-asian="bold" style:font-weight-complex="bold"/>
    </style:style>
    <style:style style:name="P10" style:family="paragraph" style:parent-style-name="Standard">
      <style:text-properties fo:color="#c9211e" fo:font-weight="bold" officeooo:rsid="0020062e" officeooo:paragraph-rsid="0020062e" fo:background-color="#ffff00" style:font-weight-asian="bold" style:font-weight-complex="bold"/>
    </style:style>
    <style:style style:name="P11" style:family="paragraph" style:parent-style-name="Standard">
      <style:text-properties officeooo:paragraph-rsid="0020062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d7f4c" style:font-weight-asian="normal" style:font-weight-complex="normal"/>
    </style:style>
    <style:style style:name="T3" style:family="text">
      <style:text-properties fo:font-weight="normal" officeooo:rsid="001d93d7" style:font-weight-asian="normal" style:font-weight-complex="normal"/>
    </style:style>
    <style:style style:name="T4" style:family="text">
      <style:text-properties officeooo:rsid="001d93d7"/>
    </style:style>
    <style:style style:name="T5" style:family="text">
      <style:text-properties fo:color="#000000" fo:font-weight="normal" officeooo:rsid="001d93d7" style:font-weight-asian="normal" style:font-weight-complex="normal"/>
    </style:style>
    <style:style style:name="T6" style:family="text">
      <style:text-properties fo:color="#000000" fo:font-weight="normal" officeooo:rsid="0020062e" fo:background-color="transparent" loext:char-shading-value="0" style:font-weight-asian="normal" style:font-weight-complex="normal"/>
    </style:style>
    <style:style style:name="T7" style:family="text">
      <style:text-properties fo:color="#000000" fo:font-weight="normal" officeooo:rsid="0022e70e" fo:background-color="transparent" loext:char-shading-value="0" style:font-weight-asian="normal" style:font-weight-complex="normal"/>
    </style:style>
    <style:style style:name="T8" style:family="text">
      <style:text-properties fo:color="#000000" officeooo:rsid="0020062e" fo:background-color="transparent" loext:char-shading-value="0"/>
    </style:style>
    <style:style style:name="T9" style:family="text">
      <style:text-properties fo:color="#000000" officeooo:rsid="0022e70e" fo:background-color="transparent" loext:char-shading-value="0"/>
    </style:style>
    <style:style style:name="T10" style:family="text">
      <style:text-properties fo:color="#000000" fo:font-weight="bold" officeooo:rsid="0020062e" fo:background-color="transparent" loext:char-shading-value="0" style:font-weight-asian="bold" style:font-weight-complex="bold"/>
    </style:style>
    <style:style style:name="T11" style:family="text">
      <style:text-properties fo:color="#000000" fo:font-weight="bold" officeooo:rsid="0024d6c8" fo:background-color="transparent" loext:char-shading-value="0" style:font-weight-asian="bold" style:font-weight-complex="bold"/>
    </style:style>
    <style:style style:name="T12" style:family="text">
      <style:text-properties fo:color="#000000" fo:font-weight="bold" officeooo:rsid="0022e70e" fo:background-color="transparent" loext:char-shading-value="0" style:font-weight-asian="bold" style:font-weight-complex="bold"/>
    </style:style>
    <style:style style:name="T13" style:family="text">
      <style:text-properties officeooo:rsid="0022e70e"/>
    </style:style>
    <style:style style:name="T14" style:family="text">
      <style:text-properties fo:font-variant="normal" fo:text-transform="none" fo:color="#212529" style:font-name="Monaco" fo:font-size="7.80000019073486pt" fo:letter-spacing="normal" fo:font-style="normal" fo:font-weight="bold" officeooo:rsid="0022e70e" fo:background-color="transparent" loext:char-shading-value="0"/>
    </style:style>
    <style:style style:name="T15" style:family="text">
      <style:text-properties officeooo:rsid="0024d6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Yocto Project collects together several components</text:p>
      <text:p text:style-name="Standard"><text:span text:style-name="T1">OE-Core:</text:span> <text:tab/><text:tab/>This is the core metadata, which is shared with OpenEmbedded</text:p>
      <text:p text:style-name="Standard"><text:span text:style-name="T1">BitBake:</text:span> <text:tab/><text:tab/>This is the task scheduler, which is shared with OpenEmbedded and other projects</text:p>
      <text:p text:style-name="Standard"><text:span text:style-name="T1">Poky:</text:span> <text:tab/><text:tab/><text:tab/>This is the reference distribution</text:p>
      <text:p text:style-name="Standard"><text:span text:style-name="T1">Documentation:</text:span> <text:tab/>This is the user's manuals and developer's guides for each component</text:p>
      <text:p text:style-name="Standard"><text:span text:style-name="T1">Toaster:</text:span> <text:tab/><text:tab/>This is a web-based interface to BitBake and its metadata</text:p>
      <text:p text:style-name="Standard"><text:span text:style-name="T1">ADT Eclipse:</text:span> <text:tab/>This is a plugin for Eclipse</text:p>
      <text:p text:style-name="Standard"/>
      <text:p text:style-name="P1">cd poky</text:p>
      <text:p text:style-name="P1">source oe-init-build-env</text:p>
      <text:p text:style-name="Standard">This creates a working directory for you named build/ and makes it the current directory</text:p>
      <text:p text:style-name="P1">source oe-init-build-env build-qemuarm</text:p>
      <text:p text:style-name="P2">This will put you into the directory: build-qemuarm/</text:p>
      <text:p text:style-name="P2"/>
      <text:p text:style-name="P1">source oe-init-build-env build-bbb <text:s text:c="2"/><text:span text:style-name="T5">создает новую сборку</text:span></text:p>
      <text:p text:style-name="P2"/>
      <text:p text:style-name="P2"><text:span text:style-name="T1">local.conf :</text:span> This contains a specification of the device you are going to build and the build environment.</text:p>
      <text:p text:style-name="P2"><text:span text:style-name="T1">bblayers.conf </text:span>: This contains paths of the meta layers you are going to use. </text:p>
      <text:p text:style-name="P2"><text:span text:style-name="T1">templateconf.cfg :</text:span> This contains the name of a directory, which contains various conf files. By default, it points to meta-poky/conf/ .</text:p>
      <text:p text:style-name="P2"/>
      <text:p text:style-name="P3">/home/evg/CROSS/YOCTO/poky/scripts <text:s text:c="5"/><text:span text:style-name="T2">скрипты</text:span></text:p>
      <text:p text:style-name="P2"/>
      <text:p text:style-name="P1">bitbake core-image-full-cmdline</text:p>
      <text:p text:style-name="P1"/>
      <text:p text:style-name="P10">Подготовка карты SD</text:p>
      <text:p text:style-name="P10"/>
      <text:p text:style-name="P8">sudo dd if=/dev/zero of=/dev/sdc bs=1M count=16</text:p>
      <text:p text:style-name="P8">sudo cfdisk /dev/sdc</text:p>
      <text:p text:style-name="P7">- Chose the dos partition table type</text:p>
      <text:p text:style-name="P7">- Create a first small partition (128 MB), primary, with type e (W95 FAT16) and mark it bootable</text:p>
      <text:p text:style-name="P7">- Create a second partition, also primary, with the rest of the available space, with type 83 (Linux).</text:p>
      <text:p text:style-name="P7">- Exit cfdisk</text:p>
      <text:p text:style-name="P7"/>
      <text:p text:style-name="P11"><text:span text:style-name="T10">sudo mkfs.vfat -F 32 -n </text:span><text:span text:style-name="T11">BOOT</text:span><text:span text:style-name="T10"> /dev/</text:span><text:span text:style-name="T12">sdc1</text:span></text:p>
      <text:p text:style-name="P11"><text:span text:style-name="T12">sudo mkfs.ext4 -L </text:span><text:span text:style-name="T11">ROOT</text:span><text:span text:style-name="T12"> -E nodiscard /dev/sdc2</text:span></text:p>
      <text:p text:style-name="P11"><text:span text:style-name="T12">cp MLO-beaglebone-yocto /media/</text:span><text:span text:style-name="T11">evg</text:span><text:span text:style-name="T12">/BOOT/</text:span></text:p>
      <text:p text:style-name="P4"><text:span text:style-name="Strong_20_Emphasis"><text:span text:style-name="T14"/></text:span></text:p>
      <text:p text:style-name="P11"><text:span text:style-name="T12">cp u-boot.img /media/</text:span><text:span text:style-name="T11">evg</text:span><text:span text:style-name="T12">/BOOT/</text:span></text:p>
      <text:p text:style-name="P11"><text:span text:style-name="T12">sudo tar -xvf core-image-full-cmdline-beaglebone-yocto.tar.bz2 /media/</text:span><text:span text:style-name="T11">evg</text:span><text:span text:style-name="T12">/ROOT/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9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5T08:47:07.660390232</meta:creation-date>
    <meta:generator>LibreOffice/6.4.7.2$Linux_X86_64 LibreOffice_project/40$Build-2</meta:generator>
    <dc:date>2022-12-25T11:24:08.997791323</dc:date>
    <meta:editing-duration>PT2H6M27S</meta:editing-duration>
    <meta:editing-cycles>12</meta:editing-cycles>
    <meta:document-statistic meta:table-count="0" meta:image-count="0" meta:object-count="0" meta:page-count="1" meta:paragraph-count="30" meta:word-count="244" meta:character-count="1676" meta:non-whitespace-character-count="1443"/>
  </office:meta>
</office:document-meta>
</file>